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FrameworkTest.clea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FrameworkTest.prevents_adding_null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ckitoFrameworkTest.removes_creation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ckitoFrameworkTest.clearing_all_mocks_is_safe_regardless_of_mock_maker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itoFrameworkTest.prevents_duplicate_listeners_of_the_same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MockitoFrameworkTest.ok_to_remove_unknown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toFrameworkTest.clears_all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toFrameworkTest.ok_to_remove_listener_multiple_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ckitoFrameworkTest.prevents_removing_null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ckitoFrameworkTest.clears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toFrameworkTest.adds_creation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toFramework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